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3b00d" officeooo:paragraph-rsid="0003b00d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51669" officeooo:paragraph-rsid="00051669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74f1c" officeooo:paragraph-rsid="00074f1c"/>
    </style:style>
    <style:style style:name="T1" style:family="text">
      <style:text-properties officeooo:rsid="000624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ll'ambito della mia attività lavorativa mi sono occupato di supportare le funzioni Approvigionamento e Produzione della divisione Dentale nel calcolo di indicatori di performace aziendali.</text:p>
      <text:p text:style-name="P1"/>
      <text:p text:style-name="P1">Non è stata richiesta, se non a margine, un'attività di studio degli indicatori stessi ma solo una codifica degli stessi affinchè un user finale potesse ricrearli con un procedimento automatico che fosse affidabile e veloce.</text:p>
      <text:p text:style-name="P1"/>
      <text:p text:style-name="P1">Le principali attività hanno riguardato, quindi, lo sviluppo di procedure automatizzate per il calcolo di indicatori inerenti la qualità e quantità degli acquisti e l'efficienza del processo produttivo. </text:p>
      <text:p text:style-name="P1"/>
      <text:p text:style-name="P1">In generale, possiamo inquadrale l'attività nell'ambito della Business Intelligence.</text:p>
      <text:p text:style-name="P1"/>
      <text:p text:style-name="P1">Microsoft Excel ed il Visual Basic Application Edition sono I principali strumenti utilizzati oltre a Microsoft Access. La scelta di questi tools è dipesa dal fatto che alcune applicazioni erano già state sviluppate attraverso tali tools.</text:p>
      <text:p text:style-name="P1"/>
      <text:p text:style-name="P1">I dati aziendali per il calcolo degli indicatori sono memorizzati in un database Oracle e venivano estratti tramite interfaccia grafica OneWord oppure tramite query sql passate tramite un database Access virtualizzato su di un sistema remoto.</text:p>
      <text:p text:style-name="P1"/>
      <text:p text:style-name="P2">Accanto all'attività principale di gestione degli indicatori ho progettato ed implementato un sistema di gestione <text:span text:style-name="T1">degli </text:span>ordini di acquisto di materiali utilizzati da varie divisioni (es, per gli acquisti della cancelleria o degli attrezzi necessari per l'assemblaggio delle macchine, es cacciavite, etc.), <text:span text:style-name="T1">dove ho utilizzato la piattaforma Google ed in particolare Google Sheet, Google App Script ma anche Html5, CSS3 e javascript.</text:span></text:p>
      <text:p text:style-name="P2"/>
      <text:p text:style-name="P2"><text:s/></text:p>
      <text:p text:style-name="P3">Elenco attività</text:p>
      <text:p text:style-name="P3">1. conversione txt</text:p>
      <text:p text:style-name="P3">2. gestione indicatori mensili</text:p>
      <text:p text:style-name="P3">3. gestione indicatori trimestrali</text:p>
      <text:p text:style-name="P3">4. google app scri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6-02-21T21:45:23.181527648</meta:creation-date>
    <dc:date>2016-02-21T22:15:09.660122785</dc:date>
    <dc:creator>giuseppe </dc:creator>
    <meta:editing-duration>PT12M2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248" meta:character-count="1730" meta:non-whitespace-character-count="1492"/>
  </office:meta>
</office:document-meta>
</file>